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1100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128+[.B71]" office:value-type="float" office:value="108" calcext:value-type="float">
            <text:p>108</text:p>
          </table:table-cell>
          <table:table-cell/>
          <table:table-cell table:style-name="ce6"/>
          <table:table-cell/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/>
          <table:table-cell table:style-name="ce6"/>
          <table:table-cell/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/>
          <table:table-cell table:style-name="ce6"/>
          <table:table-cell/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/>
          <table:table-cell table:style-name="ce6"/>
          <table:table-cell/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/>
          <table:table-cell table:style-name="ce6"/>
          <table:table-cell/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/>
          <table:table-cell table:style-name="ce6"/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/>
          <table:table-cell table:style-name="ce6"/>
          <table:table-cell/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  <table:table-cell/>
          <table:table-cell table:style-name="ce6"/>
          <table:table-cell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/>
          <table:table-cell table:style-name="ce6"/>
          <table:table-cell/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0 1000</text:p>
          </table:table-cell>
          <table:table-cell table:style-name="ce5" office:value-type="float" office:value="-56" calcext:value-type="float">
            <text:p>-56</text:p>
          </table:table-cell>
          <table:table-cell table:style-name="ce5" office:value-type="float" office:value="-28" calcext:value-type="float">
            <text:p>-28</text:p>
          </table:table-cell>
          <table:table-cell table:style-name="ce5"/>
          <table:table-cell table:style-name="ce5" table:formula="of:=128+[.B107]" office:value-type="float" office:value="72" calcext:value-type="float">
            <text:p>72</text:p>
          </table:table-cell>
          <table:table-cell table:style-name="ce5"/>
          <table:table-cell table:style-name="ce6" table:number-columns-repeated="2"/>
          <table:table-cell table:style-name="ce6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/>
          <table:table-cell table:style-name="ce6"/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/>
          <table:table-cell table:style-name="ce6"/>
          <table:table-cell/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/>
          <table:table-cell table:style-name="ce6"/>
          <table:table-cell/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11 1000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/>
          <table:table-cell table:style-name="ce16" table:formula="of:=128+[.B123]" office:value-type="float" office:value="56" calcext:value-type="float">
            <text:p>56</text:p>
          </table:table-cell>
          <table:table-cell/>
          <table:table-cell table:style-name="ce6"/>
          <table:table-cell/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/>
          <table:table-cell table:style-name="ce6"/>
          <table:table-cell/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/>
          <table:table-cell table:style-name="ce6"/>
          <table:table-cell/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10 1011</text:p>
          </table:table-cell>
          <table:table-cell table:style-name="ce16" office:value-type="float" office:value="-84" calcext:value-type="float">
            <text:p>-8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/>
          <table:table-cell table:style-name="ce16" table:formula="of:=128+[.B135]" office:value-type="float" office:value="44" calcext:value-type="float">
            <text:p>44</text:p>
          </table:table-cell>
          <table:table-cell/>
          <table:table-cell table:style-name="ce6"/>
          <table:table-cell/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/>
          <table:table-cell table:style-name="ce6"/>
          <table:table-cell/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/>
          <table:table-cell table:style-name="ce6"/>
          <table:table-cell/>
          <table:table-cell office:value-type="float" office:value="-46" calcext:value-type="float">
            <text:p>-4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/>
          <table:table-cell table:style-name="ce6"/>
          <table:table-cell/>
          <table:table-cell office:value-type="float" office:value="-48" calcext:value-type="float">
            <text:p>-48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/>
          <table:table-cell table:style-name="ce6"/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01 1000</text:p>
          </table:table-cell>
          <table:table-cell table:style-name="ce16" office:value-type="float" office:value="-104" calcext:value-type="float">
            <text:p>-104</text:p>
          </table:table-cell>
          <table:table-cell table:style-name="ce16" office:value-type="float" office:value="-52" calcext:value-type="float">
            <text:p>-52</text:p>
          </table:table-cell>
          <table:table-cell table:style-name="ce16"/>
          <table:table-cell table:style-name="ce16" table:formula="of:=128+[.B155]" office:value-type="float" office:value="24" calcext:value-type="float">
            <text:p>24</text:p>
          </table:table-cell>
          <table:table-cell/>
          <table:table-cell table:style-name="ce6"/>
          <table:table-cell/>
          <table:table-cell office:value-type="float" office:value="-52" calcext:value-type="float">
            <text:p>-52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 table:number-columns-repeated="4"/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1:19:11.02456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5T12:55:47.403644987</dc:date>
    <meta:editing-duration>P1DT2H8M6S</meta:editing-duration>
    <meta:editing-cycles>24</meta:editing-cycles>
    <meta:document-statistic meta:table-count="3" meta:cell-count="825" meta:object-count="0"/>
  </office:meta>
</office:document-meta>
</file>